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17225286B16DB218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17225286B16DB218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ésus à la mer de Galilée</text:span></text:p>
            <text:p text:style-name="P3"><text:span text:style-name="T2">(Jean 21.1-25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2:16:02.225000000</dc:date>
    <meta:editing-duration>PT2H27M39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